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 style:writing-mode="rl-tb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style:font-name="David CLM" officeooo:rsid="04af6545" officeooo:paragraph-rsid="04af6545" style:font-name-complex="David CLM"/>
    </style:style>
    <style:style style:name="P4" style:family="paragraph" style:parent-style-name="Text_20_body">
      <style:text-properties style:font-name="David CLM" officeooo:rsid="063d492f" officeooo:paragraph-rsid="0643afb2" style:font-name-complex="David CLM"/>
    </style:style>
    <style:style style:name="P5" style:family="paragraph" style:parent-style-name="Text_20_body">
      <style:text-properties fo:font-weight="normal" officeooo:rsid="06178d0b" officeooo:paragraph-rsid="0640610e" style:font-weight-asian="normal" style:font-weight-complex="normal"/>
    </style:style>
    <style:style style:name="P6" style:family="paragraph" style:parent-style-name="Text_20_body">
      <style:text-properties officeooo:rsid="06178d0b" officeooo:paragraph-rsid="0640610e"/>
    </style:style>
    <style:style style:name="P7" style:family="paragraph" style:parent-style-name="Text_20_body">
      <style:text-properties officeooo:rsid="0611694f" officeooo:paragraph-rsid="06433f13"/>
    </style:style>
    <style:style style:name="P8" style:family="paragraph" style:parent-style-name="Text_20_body">
      <style:text-properties officeooo:paragraph-rsid="06433f13"/>
    </style:style>
    <style:style style:name="P9" style:family="paragraph" style:parent-style-name="Text_20_body">
      <style:text-properties officeooo:rsid="05ef6ec2" officeooo:paragraph-rsid="0644d908"/>
    </style:style>
    <style:style style:name="P10" style:family="paragraph" style:parent-style-name="Text_20_body">
      <style:text-properties officeooo:rsid="063da059" officeooo:paragraph-rsid="0644d908"/>
    </style:style>
    <style:style style:name="P11" style:family="paragraph" style:parent-style-name="Text_20_body">
      <style:text-properties officeooo:paragraph-rsid="0644d908"/>
    </style:style>
    <style:style style:name="P12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fo:font-weight="normal" officeooo:rsid="05735d0c" officeooo:paragraph-rsid="0640610e" style:font-weight-asian="normal" style:font-name-complex="David CLM" style:font-weight-complex="normal"/>
    </style:style>
    <style:style style:name="P13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fo:font-weight="normal" officeooo:rsid="06178d0b" officeooo:paragraph-rsid="0640610e" style:font-weight-asian="normal" style:font-name-complex="David CLM" style:font-weight-complex="normal"/>
    </style:style>
    <style:style style:name="P14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65466c9" officeooo:paragraph-rsid="06464a5e" style:font-size-asian="12pt" style:font-name-complex="David CLM" style:font-size-complex="12pt"/>
    </style:style>
    <style:style style:name="P15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5e45cd6" officeooo:paragraph-rsid="06464a5e" style:font-size-asian="12pt" style:font-name-complex="David CLM" style:font-size-complex="12pt"/>
    </style:style>
    <style:style style:name="P16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5e69164" officeooo:paragraph-rsid="06464a5e" style:font-size-asian="12pt" style:font-name-complex="David CLM" style:font-size-complex="12pt"/>
    </style:style>
    <style:style style:name="P17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font-style="italic" fo:font-weight="normal" officeooo:rsid="05e69164" officeooo:paragraph-rsid="06464a5e" style:font-size-asian="12pt" style:font-style-asian="italic" style:font-weight-asian="normal" style:font-name-complex="David CLM" style:font-size-complex="12pt"/>
    </style:style>
    <style:style style:name="P18" style:family="paragraph" style:parent-style-name="Text_20_body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language="en" fo:country="US" fo:font-style="italic" fo:font-weight="normal" officeooo:rsid="0665ef1a" officeooo:paragraph-rsid="06464a5e" style:font-size-asian="12pt" style:font-style-asian="italic" style:font-weight-asian="normal" style:font-name-complex="David CLM" style:font-size-complex="12pt" style:font-weight-complex="normal"/>
    </style:style>
    <style:style style:name="P19" style:family="paragraph" style:parent-style-name="Text_20_body">
      <style:paragraph-properties fo:margin-top="0in" fo:margin-bottom="0in" style:contextual-spacing="false"/>
      <style:text-properties fo:font-weight="bold" officeooo:rsid="05ef6ec2" officeooo:paragraph-rsid="0644d908" style:font-weight-asian="bold" style:font-weight-complex="bold"/>
    </style:style>
    <style:style style:name="P20" style:family="paragraph" style:parent-style-name="Text_20_body">
      <style:paragraph-properties fo:margin-top="0in" fo:margin-bottom="0in" style:contextual-spacing="false"/>
      <style:text-properties officeooo:rsid="05ef6ec2" officeooo:paragraph-rsid="0644d908"/>
    </style:style>
    <style:style style:name="P21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font-name="Courier New" fo:font-size="12pt" officeooo:paragraph-rsid="06464a5e" style:font-size-asian="12pt" style:font-name-complex="David CLM" style:font-size-complex="12pt"/>
    </style:style>
    <style:style style:name="P22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font-name="Courier New" fo:font-size="12pt" officeooo:rsid="04c84b90" officeooo:paragraph-rsid="06464a5e" style:font-size-asian="12pt" style:font-name-complex="David CLM" style:font-size-complex="12pt"/>
    </style:style>
    <style:style style:name="P23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officeooo:paragraph-rsid="06464a5e"/>
    </style:style>
    <style:style style:name="P24" style:family="paragraph" style:parent-style-name="Text_20_body">
      <style:paragraph-properties fo:text-align="end" style:justify-single-word="false" style:writing-mode="rl-tb"/>
      <style:text-properties fo:font-weight="normal" officeooo:rsid="06208022" officeooo:paragraph-rsid="0640610e" style:font-weight-asian="normal" style:font-weight-complex="normal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618f104" officeooo:paragraph-rsid="0640610e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61aaed5" officeooo:paragraph-rsid="0640610e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6208022" officeooo:paragraph-rsid="0640610e"/>
    </style:style>
    <style:style style:name="P28" style:family="paragraph" style:parent-style-name="Text_20_body">
      <style:paragraph-properties fo:text-align="end" style:justify-single-word="false" style:writing-mode="rl-tb"/>
      <style:text-properties style:font-name="David CLM" fo:language="en" fo:country="US" fo:font-weight="normal" officeooo:rsid="064d7d1f" officeooo:paragraph-rsid="0643afb2" style:font-size-asian="10.5pt" style:font-weight-asian="normal" style:font-name-complex="David CLM" style:font-weight-complex="normal"/>
    </style:style>
    <style:style style:name="P29" style:family="paragraph" style:parent-style-name="Text_20_body">
      <style:paragraph-properties fo:text-align="end" style:justify-single-word="false" style:writing-mode="rl-tb"/>
      <style:text-properties officeooo:paragraph-rsid="0643afb2"/>
    </style:style>
    <style:style style:name="P30" style:family="paragraph" style:parent-style-name="Text_20_body">
      <style:paragraph-properties fo:text-align="end" style:justify-single-word="false" style:writing-mode="rl-tb"/>
      <style:text-properties officeooo:paragraph-rsid="06464a5e"/>
    </style:style>
    <style:style style:name="P31" style:family="paragraph" style:parent-style-name="Text_20_body">
      <style:paragraph-properties fo:text-align="end" style:justify-single-word="false" style:writing-mode="rl-tb"/>
      <style:text-properties officeooo:rsid="0611694f" officeooo:paragraph-rsid="06433f13"/>
    </style:style>
    <style:style style:name="P32" style:family="paragraph" style:parent-style-name="Text_20_body">
      <style:paragraph-properties fo:text-align="start" style:justify-single-word="false" style:writing-mode="lr-tb"/>
      <style:text-properties officeooo:rsid="06178d0b" officeooo:paragraph-rsid="0640610e"/>
    </style:style>
    <style:style style:name="P33" style:family="paragraph" style:parent-style-name="Text_20_body">
      <style:paragraph-properties fo:text-align="start" style:justify-single-word="false" style:writing-mode="lr-tb"/>
      <style:text-properties fo:font-weight="normal" officeooo:rsid="061aaed5" officeooo:paragraph-rsid="06433f13" style:font-weight-asian="normal" style:font-weight-complex="normal"/>
    </style:style>
    <style:style style:name="P34" style:family="paragraph" style:parent-style-name="Text_20_body">
      <style:paragraph-properties fo:text-align="start" style:justify-single-word="false" style:writing-mode="lr-tb"/>
      <style:text-properties officeooo:paragraph-rsid="06433f13"/>
    </style:style>
    <style:style style:name="P35" style:family="paragraph" style:parent-style-name="Text_20_body">
      <style:paragraph-properties fo:text-align="start" style:justify-single-word="false" style:writing-mode="lr-tb"/>
      <style:text-properties style:font-name="David CLM" officeooo:rsid="05735d0c" officeooo:paragraph-rsid="0643afb2" style:font-name-complex="David CLM"/>
    </style:style>
    <style:style style:name="P36" style:family="paragraph" style:parent-style-name="Standard">
      <style:paragraph-properties fo:text-align="start" style:justify-single-word="false" style:writing-mode="lr-tb"/>
      <style:text-properties officeooo:paragraph-rsid="0643afb2"/>
    </style:style>
    <style:style style:name="P37" style:family="paragraph" style:parent-style-name="Heading_20_2">
      <style:paragraph-properties fo:line-height="100%"/>
      <style:text-properties officeooo:paragraph-rsid="06433f13"/>
    </style:style>
    <style:style style:name="P38" style:family="paragraph" style:parent-style-name="Heading_20_2">
      <style:paragraph-properties fo:line-height="100%"/>
      <style:text-properties officeooo:paragraph-rsid="06464a5e"/>
    </style:style>
    <style:style style:name="P39" style:family="paragraph" style:parent-style-name="Heading_20_2">
      <style:text-properties officeooo:paragraph-rsid="0643afb2"/>
    </style:style>
    <style:style style:name="P40" style:family="paragraph" style:parent-style-name="Default" style:list-style-name="L2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paragraph-rsid="0644d908" style:font-name-complex="David CLM"/>
    </style:style>
    <style:style style:name="P41" style:family="paragraph" style:parent-style-name="Default" style:list-style-name="L2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rsid="05ef6ec2" officeooo:paragraph-rsid="0644d908" style:font-name-complex="David CLM"/>
    </style:style>
    <style:style style:name="P42" style:family="paragraph" style:parent-style-name="Default" style:list-style-name="L2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officeooo:rsid="05ef6ec2" officeooo:paragraph-rsid="0644d908" style:font-size-asian="12pt" style:font-name-complex="David CLM" style:font-size-complex="12pt"/>
    </style:style>
    <style:style style:name="P43" style:family="paragraph" style:parent-style-name="Heading_20_1">
      <style:paragraph-properties fo:line-height="100%"/>
      <style:text-properties style:font-name="David CLM" officeooo:rsid="05226f8d" officeooo:paragraph-rsid="04af6545" style:font-name-complex="David CLM"/>
    </style:style>
    <style:style style:name="P44" style:family="paragraph" style:parent-style-name="Heading_20_2">
      <style:text-properties officeooo:paragraph-rsid="064abc40"/>
    </style:style>
    <style:style style:name="P45" style:family="paragraph" style:parent-style-name="Heading_20_2">
      <style:text-properties fo:font-weight="normal" officeooo:rsid="061aaed5" officeooo:paragraph-rsid="064fa2ee" style:font-weight-asian="normal" style:font-weight-complex="normal"/>
    </style:style>
    <style:style style:name="P46" style:family="paragraph" style:parent-style-name="Heading_20_2">
      <style:paragraph-properties fo:line-height="100%"/>
      <style:text-properties style:font-name="David CLM" officeooo:rsid="05735d0c" officeooo:paragraph-rsid="064fa2ee" style:font-name-complex="David CLM"/>
    </style:style>
    <style:style style:name="P47" style:family="paragraph" style:parent-style-name="Heading_20_2">
      <style:text-properties officeooo:rsid="06208022" officeooo:paragraph-rsid="064fa2ee"/>
    </style:style>
    <style:style style:name="P48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fo:language="en" fo:country="US" fo:font-weight="normal" officeooo:rsid="05f05110" officeooo:paragraph-rsid="0644d908" style:font-size-asian="10.5pt" style:font-weight-asian="normal" style:font-name-complex="David CLM" style:font-weight-complex="normal"/>
    </style:style>
    <style:style style:name="P49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6102054" officeooo:paragraph-rsid="064abc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end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4abc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4abc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 style:list-style-name="L1">
      <style:text-properties fo:font-weight="normal" officeooo:rsid="06178d0b" officeooo:paragraph-rsid="0640610e" style:font-weight-asian="normal" style:font-weight-complex="normal"/>
    </style:style>
    <style:style style:name="P53" style:family="paragraph" style:parent-style-name="Text_20_body">
      <style:text-properties style:font-name="David CLM" officeooo:rsid="05d818a9" officeooo:paragraph-rsid="064abc40" style:font-name-complex="David CLM"/>
    </style:style>
    <style:style style:name="P54" style:family="paragraph" style:parent-style-name="Text_20_body">
      <style:text-properties officeooo:rsid="0611694f" officeooo:paragraph-rsid="064fa2ee"/>
    </style:style>
    <style:style style:name="P55" style:family="paragraph" style:parent-style-name="Text_20_body">
      <style:paragraph-properties fo:text-align="start" style:justify-single-word="false" style:writing-mode="lr-tb"/>
      <style:text-properties officeooo:paragraph-rsid="0640610e"/>
    </style:style>
    <style:style style:name="P56" style:family="paragraph" style:parent-style-name="Text_20_body">
      <style:paragraph-properties fo:text-align="start" style:justify-single-word="false" style:writing-mode="lr-tb"/>
      <style:text-properties officeooo:paragraph-rsid="064abc40"/>
    </style:style>
    <style:style style:name="P57" style:family="paragraph" style:parent-style-name="Text_20_body">
      <style:paragraph-properties fo:text-align="start" style:justify-single-word="false" style:writing-mode="lr-tb"/>
      <style:text-properties officeooo:rsid="0611694f" officeooo:paragraph-rsid="064fa2ee"/>
    </style:style>
    <style:style style:name="P58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David CLM" fo:font-size="12pt" fo:font-style="italic" fo:font-weight="normal" officeooo:rsid="061aaed5" officeooo:paragraph-rsid="064abc40" style:font-size-asian="12pt" style:font-style-asian="italic" style:font-weight-asian="normal" style:font-name-complex="David CLM" style:font-size-complex="12pt" style:font-weight-complex="normal"/>
    </style:style>
    <style:style style:name="P59" style:family="paragraph" style:parent-style-name="Text_20_body">
      <style:paragraph-properties fo:text-align="end" style:justify-single-word="false" style:writing-mode="rl-tb"/>
      <style:text-properties officeooo:paragraph-rsid="064abc40"/>
    </style:style>
    <style:style style:name="P60" style:family="paragraph" style:parent-style-name="Text_20_body">
      <style:paragraph-properties fo:text-align="end" style:justify-single-word="false" style:writing-mode="rl-tb"/>
      <style:text-properties fo:font-weight="normal" officeooo:rsid="061aaed5" officeooo:paragraph-rsid="064abc40" style:font-weight-asian="normal" style:font-weight-complex="normal"/>
    </style:style>
    <style:style style:name="P61" style:family="paragraph" style:parent-style-name="Text_20_body">
      <style:paragraph-properties fo:text-align="end" style:justify-single-word="false" style:writing-mode="rl-tb"/>
      <style:text-properties officeooo:rsid="0611694f" officeooo:paragraph-rsid="064fa2ee"/>
    </style:style>
    <style:style style:name="P62" style:family="paragraph" style:parent-style-name="Text_20_body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language="en" fo:country="US" fo:font-style="italic" fo:font-weight="normal" officeooo:rsid="0665ef1a" officeooo:paragraph-rsid="06464a5e" style:font-size-asian="12pt" style:font-style-asian="italic" style:font-weight-asian="normal" style:font-name-complex="David CLM" style:font-size-complex="12pt" style:font-weight-complex="normal"/>
    </style:style>
    <style:style style:name="T1" style:family="text">
      <style:text-properties style:use-window-font-color="true" loext:opacity="0%" fo:font-size="12pt" style:font-size-asian="12pt" style:font-size-complex="12pt"/>
    </style:style>
    <style:style style:name="T2" style:family="text">
      <style:text-properties style:use-window-font-color="true" loext:opacity="0%" fo:font-size="12pt" officeooo:rsid="04a9e17c" style:font-size-asian="12pt" style:font-size-complex="12pt"/>
    </style:style>
    <style:style style:name="T3" style:family="text">
      <style:text-properties style:use-window-font-color="true" loext:opacity="0%" fo:font-size="12pt" officeooo:rsid="037549be" style:font-size-asian="12pt" style:font-size-complex="12pt"/>
    </style:style>
    <style:style style:name="T4" style:family="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T5" style:family="text">
      <style:text-properties style:use-window-font-color="true" loext:opacity="0%" fo:font-size="12pt" fo:font-weight="bold" officeooo:rsid="05ef6ec2" style:font-size-asian="12pt" style:font-weight-asian="bold" style:font-size-complex="12pt" style:font-weight-complex="bold"/>
    </style:style>
    <style:style style:name="T6" style:family="text">
      <style:text-properties style:use-window-font-color="true" loext:opacity="0%" fo:font-size="12pt" fo:font-style="italic" officeooo:rsid="05ef6ec2" style:font-size-asian="12pt" style:font-style-asian="italic" style:font-size-complex="12pt" style:font-style-complex="italic"/>
    </style:style>
    <style:style style:name="T7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tyle="italic" fo:font-weight="normal" style:font-style-asian="italic" style:font-weight-asian="normal"/>
    </style:style>
    <style:style style:name="T9" style:family="text">
      <style:text-properties style:use-window-font-color="true" loext:opacity="0%" fo:font-style="italic" fo:font-weight="normal" officeooo:rsid="04c84b90" style:font-style-asian="italic" style:font-weight-asian="normal"/>
    </style:style>
    <style:style style:name="T10" style:family="text">
      <style:text-properties style:use-window-font-color="true" loext:opacity="0%" fo:font-style="italic" fo:font-weight="normal" officeooo:rsid="05db2356" style:font-style-asian="italic" style:font-weight-asian="normal"/>
    </style:style>
    <style:style style:name="T11" style:family="text">
      <style:text-properties style:use-window-font-color="true" loext:opacity="0%" fo:font-style="italic" fo:font-weight="normal" officeooo:rsid="05e45cd6" style:font-style-asian="italic" style:font-weight-asian="normal"/>
    </style:style>
    <style:style style:name="T12" style:family="text">
      <style:text-properties style:use-window-font-color="true" loext:opacity="0%" fo:font-style="italic" fo:font-weight="normal" officeooo:rsid="065799cb" style:font-style-asian="italic" style:font-weight-asian="normal"/>
    </style:style>
    <style:style style:name="T13" style:family="text">
      <style:text-properties style:use-window-font-color="true" loext:opacity="0%" fo:font-style="italic" fo:font-weight="normal" officeooo:rsid="05e69164" style:font-style-asian="italic" style:font-weight-asian="normal"/>
    </style:style>
    <style:style style:name="T14" style:family="text">
      <style:text-properties style:use-window-font-color="true" loext:opacity="0%" fo:font-style="italic" fo:font-weight="normal" officeooo:rsid="05e68b71" style:font-style-asian="italic" style:font-weight-asian="normal"/>
    </style:style>
    <style:style style:name="T15" style:family="text">
      <style:text-properties style:use-window-font-color="true" loext:opacity="0%" style:text-position="sub 58%" fo:font-style="italic" fo:font-weight="normal" style:font-style-asian="italic" style:font-weight-asian="normal"/>
    </style:style>
    <style:style style:name="T16" style:family="text">
      <style:text-properties style:use-window-font-color="true" loext:opacity="0%" style:text-position="sub 58%" fo:font-style="italic" fo:font-weight="normal" officeooo:rsid="04c84b90" style:font-style-asian="italic" style:font-weight-asian="normal"/>
    </style:style>
    <style:style style:name="T17" style:family="text">
      <style:text-properties style:use-window-font-color="true" loext:opacity="0%" style:text-position="sub 58%" style:font-name="Courier New" fo:font-size="12pt" fo:font-style="italic" fo:font-weight="normal" officeooo:rsid="04c84b90" style:font-size-asian="12pt" style:font-style-asian="italic" style:font-weight-asian="normal" style:font-name-complex="David CLM" style:font-size-complex="12pt"/>
    </style:style>
    <style:style style:name="T18" style:family="text">
      <style:text-properties style:use-window-font-color="true" loext:opacity="0%" style:text-position="sub 58%" style:font-name="Courier New" fo:font-size="12pt" fo:font-style="italic" fo:font-weight="normal" officeooo:rsid="05e45cd6" style:font-size-asian="12pt" style:font-style-asian="italic" style:font-weight-asian="normal" style:font-name-complex="David CLM" style:font-size-complex="12pt"/>
    </style:style>
    <style:style style:name="T19" style:family="text">
      <style:text-properties style:use-window-font-color="true" loext:opacity="0%" style:text-position="sub 58%" fo:language="en" fo:country="US" fo:font-style="italic" fo:font-weight="normal" style:font-style-asian="italic" style:font-weight-asian="normal"/>
    </style:style>
    <style:style style:name="T20" style:family="text">
      <style:text-properties style:use-window-font-color="true" loext:opacity="0%" style:font-name="Courier New" fo:font-size="12pt" fo:font-style="italic" fo:font-weight="normal" officeooo:rsid="05e9227a" style:font-size-asian="12pt" style:font-style-asian="italic" style:font-weight-asian="normal" style:font-name-complex="David CLM" style:font-size-complex="12pt"/>
    </style:style>
    <style:style style:name="T21" style:family="text">
      <style:text-properties style:use-window-font-color="true" loext:opacity="0%" style:font-name="Courier New" fo:font-size="12pt" fo:font-style="italic" fo:font-weight="normal" officeooo:rsid="05e45cd6" style:font-size-asian="12pt" style:font-style-asian="italic" style:font-weight-asian="normal" style:font-name-complex="David CLM" style:font-size-complex="12pt"/>
    </style:style>
    <style:style style:name="T22" style:family="text">
      <style:text-properties style:use-window-font-color="true" loext:opacity="0%" style:font-name="Courier New" fo:font-size="12pt" fo:font-style="italic" fo:font-weight="normal" officeooo:rsid="04c84b90" style:font-size-asian="12pt" style:font-style-asian="italic" style:font-weight-asian="normal" style:font-name-complex="David CLM" style:font-size-complex="12pt"/>
    </style:style>
    <style:style style:name="T23" style:family="text">
      <style:text-properties style:use-window-font-color="true" loext:opacity="0%" style:font-name="Courier New" fo:font-size="12pt" fo:font-style="italic" fo:font-weight="normal" officeooo:rsid="05e68b71" style:font-size-asian="12pt" style:font-style-asian="italic" style:font-weight-asian="normal" style:font-name-complex="David CLM" style:font-size-complex="12pt"/>
    </style:style>
    <style:style style:name="T24" style:family="text">
      <style:text-properties style:use-window-font-color="true" loext:opacity="0%" style:font-name="Courier New" fo:font-size="12pt" fo:font-style="italic" fo:font-weight="normal" officeooo:rsid="05e5e974" style:font-size-asian="12pt" style:font-style-asian="italic" style:font-weight-asian="normal" style:font-name-complex="David CLM" style:font-size-complex="12pt"/>
    </style:style>
    <style:style style:name="T25" style:family="text">
      <style:text-properties style:use-window-font-color="true" loext:opacity="0%" style:font-name="Courier New" fo:font-size="12pt" fo:font-style="italic" fo:font-weight="normal" officeooo:rsid="05e5e974" style:font-name-asian="David CLM1" style:font-size-asian="12pt" style:font-style-asian="italic" style:font-weight-asian="normal" style:font-name-complex="David CLM1" style:font-size-complex="12pt"/>
    </style:style>
    <style:style style:name="T26" style:family="text">
      <style:text-properties style:use-window-font-color="true" loext:opacity="0%" style:text-outline="false" style:text-line-through-style="none" style:text-line-through-type="none" style:font-name="Courier New" fo:font-size="12pt" fo:language="en" fo:country="US" fo:font-style="italic" fo:text-shadow="none" style:text-underline-style="none" fo:font-weight="normal" officeooo:rsid="0652ea08" style:letter-kerning="true" style:font-name-asian="DejaVu Sans" style:font-size-asian="12pt" style:font-style-asian="italic" style:font-weight-asian="normal" style:font-name-complex="David CLM" style:font-size-complex="12pt" style:text-emphasize="none"/>
    </style:style>
    <style:style style:name="T27" style:family="text">
      <style:text-properties style:use-window-font-color="true" loext:opacity="0%" style:text-outline="false" style:text-line-through-style="none" style:text-line-through-type="none" style:text-position="sub 58%" style:font-name="Courier New" fo:font-size="12pt" fo:language="en" fo:country="US" fo:font-style="italic" fo:text-shadow="none" style:text-underline-style="none" fo:font-weight="normal" officeooo:rsid="0652ea08" style:letter-kerning="true" style:font-name-asian="DejaVu Sans" style:font-size-asian="12pt" style:font-style-asian="italic" style:font-weight-asian="normal" style:font-name-complex="David CLM" style:font-size-complex="12pt" style:text-emphasize="none"/>
    </style:style>
    <style:style style:name="T28" style:family="text">
      <style:text-properties style:use-window-font-color="true" loext:opacity="0%" fo:language="en" fo:country="US" fo:font-style="italic" fo:font-weight="normal" style:font-style-asian="italic" style:font-weight-asian="normal"/>
    </style:style>
    <style:style style:name="T29" style:family="text">
      <style:text-properties style:use-window-font-color="true" loext:opacity="0%" style:text-position="0% 100%" fo:language="en" fo:country="US" fo:font-style="italic" fo:font-weight="normal" style:font-style-asian="italic" style:font-weight-asian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61c5daf" style:font-weight-asian="bold" style:font-weight-complex="bold"/>
    </style:style>
    <style:style style:name="T32" style:family="text">
      <style:text-properties style:font-name="David CLM" officeooo:rsid="060c388b" style:font-name-complex="David CLM"/>
    </style:style>
    <style:style style:name="T33" style:family="text">
      <style:text-properties style:font-name="David CLM" officeooo:rsid="05db2356" style:font-name-complex="David CLM"/>
    </style:style>
    <style:style style:name="T34" style:family="text">
      <style:text-properties style:font-name="David CLM" officeooo:rsid="05735d0c" style:font-name-complex="David CLM"/>
    </style:style>
    <style:style style:name="T35" style:family="text">
      <style:text-properties style:font-name="David CLM" officeooo:rsid="063d492f" style:font-name-complex="David CLM"/>
    </style:style>
    <style:style style:name="T36" style:family="text">
      <style:text-properties style:font-name="David CLM" officeooo:rsid="064c747d" style:font-name-complex="David CLM"/>
    </style:style>
    <style:style style:name="T37" style:family="text">
      <style:text-properties style:font-name="David CLM" officeooo:rsid="06291857" style:font-name-complex="David CLM"/>
    </style:style>
    <style:style style:name="T38" style:family="text">
      <style:text-properties style:font-name="David CLM" officeooo:rsid="0654aeff" style:font-name-complex="David CLM"/>
    </style:style>
    <style:style style:name="T39" style:family="text">
      <style:text-properties style:font-name="David CLM" officeooo:rsid="0596ca4a" style:font-name-complex="David CLM"/>
    </style:style>
    <style:style style:name="T40" style:family="text">
      <style:text-properties style:font-name="David CLM" officeooo:rsid="05d818a9" style:font-name-complex="David CLM"/>
    </style:style>
    <style:style style:name="T41" style:family="text">
      <style:text-properties style:font-name="David CLM" officeooo:rsid="0654ec9a" style:font-name-complex="David CLM"/>
    </style:style>
    <style:style style:name="T42" style:family="text">
      <style:text-properties style:font-name="David CLM" officeooo:rsid="06555c17" style:font-name-complex="David CLM"/>
    </style:style>
    <style:style style:name="T43" style:family="text">
      <style:text-properties style:font-name="David CLM" officeooo:rsid="06102054" style:font-name-complex="David CLM"/>
    </style:style>
    <style:style style:name="T44" style:family="text">
      <style:text-properties style:font-name="David CLM" officeooo:rsid="06102deb" style:font-name-complex="David CLM"/>
    </style:style>
    <style:style style:name="T45" style:family="text">
      <style:text-properties style:font-name="David CLM" officeooo:rsid="06359423" style:font-name-complex="David CLM"/>
    </style:style>
    <style:style style:name="T46" style:family="text">
      <style:text-properties style:font-name="David CLM" officeooo:rsid="064c8bb0" style:font-name-complex="David CLM"/>
    </style:style>
    <style:style style:name="T47" style:family="text">
      <style:text-properties style:font-name="David CLM" fo:language="en" fo:country="US" officeooo:rsid="063b92cc" style:font-name-complex="David CLM"/>
    </style:style>
    <style:style style:name="T48" style:family="text">
      <style:text-properties style:font-name="David CLM" fo:language="en" fo:country="US" officeooo:rsid="064c747d" style:font-name-complex="David CLM"/>
    </style:style>
    <style:style style:name="T49" style:family="text">
      <style:text-properties style:font-name="David CLM" fo:language="en" fo:country="US" officeooo:rsid="064d7d1f" style:font-name-complex="David CLM"/>
    </style:style>
    <style:style style:name="T50" style:family="text">
      <style:text-properties style:font-name="David CLM" fo:language="en" fo:country="US" officeooo:rsid="064d7d1f" style:font-size-asian="10.5pt" style:font-name-complex="David CLM" style:font-weight-complex="normal"/>
    </style:style>
    <style:style style:name="T51" style:family="text">
      <style:text-properties style:font-name="David CLM" officeooo:rsid="0654aeff" style:font-size-asian="10.5pt" style:font-name-complex="David CLM" style:font-weight-complex="normal"/>
    </style:style>
    <style:style style:name="T52" style:family="text">
      <style:text-properties style:font-name="David CLM" officeooo:rsid="06555c17" style:font-size-asian="10.5pt" style:font-name-complex="David CLM" style:font-weight-complex="normal"/>
    </style:style>
    <style:style style:name="T53" style:family="text">
      <style:text-properties style:font-name="David CLM" officeooo:rsid="06419e79" style:font-size-asian="10.5pt" style:font-name-complex="David CLM" style:font-weight-complex="normal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618e705" style:font-weight-asian="normal" style:font-weight-complex="normal"/>
    </style:style>
    <style:style style:name="T57" style:family="text">
      <style:text-properties fo:font-weight="normal" officeooo:rsid="061aaed5" style:font-weight-asian="normal" style:font-weight-complex="normal"/>
    </style:style>
    <style:style style:name="T58" style:family="text">
      <style:text-properties fo:font-weight="normal" officeooo:rsid="061c5daf" style:font-weight-asian="normal" style:font-weight-complex="normal"/>
    </style:style>
    <style:style style:name="T59" style:family="text">
      <style:text-properties fo:font-weight="normal" officeooo:rsid="061d9db1" style:font-weight-asian="normal" style:font-weight-complex="normal"/>
    </style:style>
    <style:style style:name="T60" style:family="text">
      <style:text-properties fo:font-weight="normal" officeooo:rsid="061f432c" style:font-weight-asian="normal" style:font-weight-complex="normal"/>
    </style:style>
    <style:style style:name="T61" style:family="text">
      <style:text-properties fo:font-weight="normal" officeooo:rsid="0621f8fb" style:font-weight-asian="normal" style:font-weight-complex="normal"/>
    </style:style>
    <style:style style:name="T62" style:family="text">
      <style:text-properties fo:font-weight="normal" officeooo:rsid="06381210" style:font-weight-asian="normal" style:font-weight-complex="normal"/>
    </style:style>
    <style:style style:name="T63" style:family="text">
      <style:text-properties fo:font-weight="normal" officeooo:rsid="0611694f" style:font-weight-asian="normal" style:font-weight-complex="normal"/>
    </style:style>
    <style:style style:name="T64" style:family="text">
      <style:text-properties fo:font-weight="normal" officeooo:rsid="064a3942" style:font-weight-asian="normal" style:font-weight-complex="normal"/>
    </style:style>
    <style:style style:name="T65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officeooo:rsid="06291857"/>
    </style:style>
    <style:style style:name="T67" style:family="text">
      <style:text-properties officeooo:rsid="06298aed"/>
    </style:style>
    <style:style style:name="T68" style:family="text">
      <style:text-properties officeooo:rsid="0636ac3f"/>
    </style:style>
    <style:style style:name="T69" style:family="text">
      <style:text-properties fo:language="en" fo:country="US" officeooo:rsid="063b92cc"/>
    </style:style>
    <style:style style:name="T70" style:family="text">
      <style:text-properties fo:language="en" fo:country="US" officeooo:rsid="06392272"/>
    </style:style>
    <style:style style:name="T71" style:family="text">
      <style:text-properties fo:language="en" fo:country="US" officeooo:rsid="063a152b"/>
    </style:style>
    <style:style style:name="T72" style:family="text">
      <style:text-properties fo:language="en" fo:country="US" officeooo:rsid="064c747d"/>
    </style:style>
    <style:style style:name="T73" style:family="text">
      <style:text-properties officeooo:rsid="0611694f"/>
    </style:style>
    <style:style style:name="T74" style:family="text">
      <style:text-properties style:font-name="Monospace" officeooo:rsid="0643ecfa" style:font-size-asian="10.5pt" style:font-name-complex="David CLM2" style:font-weight-complex="normal"/>
    </style:style>
    <style:style style:name="T75" style:family="text">
      <style:text-properties style:font-name="Monospace" officeooo:rsid="06404770" style:font-size-asian="10.5pt" style:font-name-complex="David CLM2" style:font-weight-complex="normal"/>
    </style:style>
    <style:style style:name="T76" style:family="text">
      <style:text-properties style:font-name="Monospace" officeooo:rsid="06421237" style:font-size-asian="10.5pt" style:font-name-complex="David CLM2" style:font-weight-complex="normal"/>
    </style:style>
    <style:style style:name="T77" style:family="text">
      <style:text-properties style:font-name="Monospace" officeooo:rsid="063e919f" style:font-size-asian="10.5pt" style:font-name-complex="David CLM2" style:font-weight-complex="normal"/>
    </style:style>
    <style:style style:name="T78" style:family="text">
      <style:text-properties style:font-name="Monospace" officeooo:rsid="065799cb" style:font-size-asian="10.5pt" style:font-name-complex="David CLM2" style:font-weight-complex="normal"/>
    </style:style>
    <style:style style:name="T79" style:family="text">
      <style:text-properties style:font-name="Monospace" officeooo:rsid="0643ecfa" style:font-size-asian="10.5pt" style:font-name-complex="David CLM2"/>
    </style:style>
    <style:style style:name="T80" style:family="text">
      <style:text-properties style:font-name="Monospace" fo:font-weight="normal" officeooo:rsid="064a3942" style:font-size-asian="10.5pt" style:font-weight-asian="normal" style:font-name-complex="David CLM2" style:font-weight-complex="normal"/>
    </style:style>
    <style:style style:name="T81" style:family="text">
      <style:text-properties fo:color="#000000" loext:opacity="100%" style:font-name="David CLM" fo:font-size="12pt" fo:font-style="normal" fo:font-weight="normal" officeooo:rsid="0644400b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82" style:family="text">
      <style:text-properties fo:color="#000000" loext:opacity="100%" style:font-name="David CLM" fo:font-size="12pt" fo:font-style="normal" fo:font-weight="normal" officeooo:rsid="0644ac5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83" style:family="text">
      <style:text-properties fo:color="#000000" loext:opacity="100%" style:font-name="David CLM" fo:font-size="12pt" fo:font-style="normal" fo:font-weight="normal" officeooo:rsid="064c8bb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84" style:family="text">
      <style:text-properties fo:color="#000000" loext:opacity="100%" style:font-name="David CLM" fo:font-size="12pt" fo:language="en" fo:country="US" fo:font-style="normal" fo:font-weight="normal" officeooo:rsid="0654aeff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85" style:family="text">
      <style:text-properties officeooo:rsid="0611766a"/>
    </style:style>
    <style:style style:name="T86" style:family="text">
      <style:text-properties officeooo:rsid="06234450"/>
    </style:style>
    <style:style style:name="T87" style:family="text">
      <style:text-properties officeooo:rsid="05f95ff9"/>
    </style:style>
    <style:style style:name="T88" style:family="text">
      <style:text-properties officeooo:rsid="05ef6ec2"/>
    </style:style>
    <style:style style:name="T89" style:family="text">
      <style:text-properties officeooo:rsid="05f2192d"/>
    </style:style>
    <style:style style:name="T90" style:family="text">
      <style:text-properties officeooo:rsid="05e45cd6"/>
    </style:style>
    <style:style style:name="T91" style:family="text">
      <style:text-properties officeooo:rsid="06226adb"/>
    </style:style>
    <style:style style:name="T92" style:family="text">
      <style:text-properties officeooo:rsid="065799cb"/>
    </style:style>
    <style:style style:name="T93" style:family="text">
      <style:text-properties officeooo:rsid="064a3942"/>
    </style:style>
    <style:style style:name="T94" style:family="text">
      <style:text-properties officeooo:rsid="060673e6"/>
    </style:style>
    <style:style style:name="T95" style:family="text">
      <style:text-properties officeooo:rsid="0607d5a3"/>
    </style:style>
    <style:style style:name="T96" style:family="text">
      <style:text-properties officeooo:rsid="0608f640"/>
    </style:style>
    <style:style style:name="T97" style:family="text">
      <style:text-properties officeooo:rsid="0609ae33"/>
    </style:style>
    <style:style style:name="T98" style:family="text">
      <style:text-properties officeooo:rsid="05fb4f01"/>
    </style:style>
    <style:style style:name="T99" style:family="text">
      <style:text-properties officeooo:rsid="0609d77c"/>
    </style:style>
    <style:style style:name="T100" style:family="text">
      <style:text-properties officeooo:rsid="064b3d26"/>
    </style:style>
    <style:style style:name="T101" style:family="text">
      <style:text-properties officeooo:rsid="064c8bb0"/>
    </style:style>
    <style:style style:name="T102" style:family="text">
      <style:text-properties officeooo:rsid="05db2356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מטלה - חלוקה <text:span text:style-name="T67">הוגנת ו</text:span>יעילה</text:h>
      <text:p text:style-name="P3">יש לענות על שאלה אחת לבחירתכם. <text:span text:style-name="T68">שאלות המסומנות בכוכבית (*) מזכות בניקוד כפול.</text:span></text:p>
      <text:p text:style-name="P44"><text:span text:style-name="T34">שאלה </text:span><text:span text:style-name="T84">1</text:span><text:span text:style-name="T37">: בדיקת יעילות פארטו </text:span><text:span text:style-name="T38">בפייתון</text:span></text:p>
      <text:p text:style-name="P53">ישנם כמה שחקנים הצריכים לבחור באפשרות אחת מתוך כמה אפשרויות. כל שחקן מייחס ערך מסויים לכל אחת מהאפשרויות, לפי המחלקה הבאה:</text:p>
      <text:p text:style-name="P56">class Agent:</text:p>
      <text:p text:style-name="P56"><text:tab/>value(option:<text:span text:style-name="T94">int</text:span>)-<text:span text:style-name="T94">&gt;float:</text:span> <text:s/></text:p>
      <text:p text:style-name="P56"><text:tab/><text:tab/><text:span text:style-name="T95">"""</text:span></text:p>
      <text:p text:style-name="P56"><text:s text:c="11"/>INPUT: <text:s text:c="2"/>the index of an option.</text:p>
      <text:p text:style-name="P56"><text:s text:c="11"/>OUTPUT: <text:s/>the value of the option to the agent.</text:p>
      <text:p text:style-name="P56"><text:tab/><text:tab/><text:span text:style-name="T95">"""</text:span></text:p>
      <text:p text:style-name="P56"/>
      <text:p text:style-name="P59"><text:span text:style-name="T39">א. כיתבו </text:span><text:span text:style-name="T51">פונקציה,</text:span><text:span text:style-name="T40"> המקבל</text:span><text:span text:style-name="T38">ת</text:span><text:span text:style-name="T40"> מערך של שחקנים ושתי אפשרויות (כל אפשרות מיוצגת ע"י מספר שלם), ובודק</text:span><text:span text:style-name="T41">ת</text:span><text:span text:style-name="T40"> האם אפשרות 1 היא שיפור פארטו של אפשרות 2. </text:span><text:span text:style-name="T42">כותרת הפונקציה:</text:span></text:p>
      <text:p text:style-name="P56"><text:span text:style-name="T96">def</text:span> isParetoImprovement(agents:<text:span text:style-name="T96">List[Agent]</text:span>, option1:<text:span text:style-name="T96">int</text:span>, option2:<text:span text:style-name="T96">int</text:span>)-<text:span text:style-name="T96">&gt;bool:</text:span></text:p>
      <text:p text:style-name="P59"><text:span text:style-name="T40">ב</text:span><text:span text:style-name="T39">. כיתבו </text:span><text:span text:style-name="T51">פונקציה,</text:span><text:span text:style-name="T40"> המקבל מערך של שחקנים, </text:span><text:span text:style-name="T52">מספר אפשרות</text:span><text:span text:style-name="T40">, ומערך של כל האפשרויות, ובודק</text:span><text:span text:style-name="T42">ת</text:span><text:span text:style-name="T40"> האם האפשרות הנתונה יעילה פארטו:</text:span></text:p>
      <text:p text:style-name="P56"><text:span text:style-name="T97">def </text:span>isParetoOptimal(agents:<text:span text:style-name="T97">List[Agent]</text:span>, option:<text:span text:style-name="T97">int</text:span>, <text:span text:style-name="T98"><text:s/>allOptions:List[int]</text:span>)-<text:span text:style-name="T99">&gt;bool:</text:span></text:p>
      <text:p text:style-name="P59"><text:span text:style-name="T43">בדקו את </text:span><text:span text:style-name="T44">פתרונכם</text:span><text:span text:style-name="T43"> על הדוגמה </text:span><text:span text:style-name="T53">מההרצאה</text:span><text:span text:style-name="T43"> </text:span><text:span text:style-name="T44">(</text:span><text:span text:style-name="T43">כל מספר מייצג את התועלת של השחקן שבשורה למצב שבטור</text:span><text:span text:style-name="T44">)</text:span><text:span text:style-name="T43">:</text:span></text:p>
      <table:table table:name="Table2" table:style-name="Table2">
        <table:table-column table:style-name="Table2.A" table:number-columns-repeated="5"/>
        <table:table-column table:style-name="Table2.F"/>
        <table:table-row table:style-name="TableLine2676463933616">
          <table:table-cell table:style-name="Table2.A1" office:value-type="string">
            <text:p text:style-name="P49"><text:span text:style-name="T45">אפשרות</text:span>:</text:p>
          </table:table-cell>
          <table:table-cell table:style-name="Table2.A1" office:value-type="string">
            <text:p text:style-name="P49">א</text:p>
          </table:table-cell>
          <table:table-cell table:style-name="Table2.A1" office:value-type="string">
            <text:p text:style-name="P49">ב</text:p>
          </table:table-cell>
          <table:table-cell table:style-name="Table2.A1" office:value-type="string">
            <text:p text:style-name="P49">ג</text:p>
          </table:table-cell>
          <table:table-cell table:style-name="Table2.A1" office:value-type="string">
            <text:p text:style-name="P49">ד</text:p>
          </table:table-cell>
          <table:table-cell table:style-name="Table2.F1" office:value-type="string">
            <text:p text:style-name="P49">ה</text:p>
          </table:table-cell>
        </table:table-row>
        <table:table-row table:style-name="TableLine2676463927360">
          <table:table-cell table:style-name="Table2.A2" office:value-type="string">
            <text:p text:style-name="P50">עמי</text:p>
          </table:table-cell>
          <table:table-cell table:style-name="Table2.A2" office:value-type="string">
            <text:p text:style-name="P51">1</text:p>
          </table:table-cell>
          <table:table-cell table:style-name="Table2.A2" office:value-type="string">
            <text:p text:style-name="P51">2</text:p>
          </table:table-cell>
          <table:table-cell table:style-name="Table2.A2" office:value-type="string">
            <text:p text:style-name="P51">3</text:p>
          </table:table-cell>
          <table:table-cell table:style-name="Table2.A2" office:value-type="string">
            <text:p text:style-name="P51">4</text:p>
          </table:table-cell>
          <table:table-cell table:style-name="Table2.F2" office:value-type="string">
            <text:p text:style-name="P51">5</text:p>
          </table:table-cell>
        </table:table-row>
        <table:table-row table:style-name="TableLine2676463925456">
          <table:table-cell table:style-name="Table2.A2" office:value-type="string">
            <text:p text:style-name="P50">תמי:</text:p>
          </table:table-cell>
          <table:table-cell table:style-name="Table2.A2" office:value-type="string">
            <text:p text:style-name="P51">3</text:p>
          </table:table-cell>
          <table:table-cell table:style-name="Table2.A2" office:value-type="string">
            <text:p text:style-name="P51">1</text:p>
          </table:table-cell>
          <table:table-cell table:style-name="Table2.A2" office:value-type="string">
            <text:p text:style-name="P51">2</text:p>
          </table:table-cell>
          <table:table-cell table:style-name="Table2.A2" office:value-type="string">
            <text:p text:style-name="P51">5</text:p>
          </table:table-cell>
          <table:table-cell table:style-name="Table2.F2" office:value-type="string">
            <text:p text:style-name="P51">4</text:p>
          </table:table-cell>
        </table:table-row>
        <table:table-row table:style-name="TableLine2676463925728">
          <table:table-cell table:style-name="Table2.A2" office:value-type="string">
            <text:p text:style-name="P50">רמי:</text:p>
          </table:table-cell>
          <table:table-cell table:style-name="Table2.A2" office:value-type="string">
            <text:p text:style-name="P51">3</text:p>
          </table:table-cell>
          <table:table-cell table:style-name="Table2.A2" office:value-type="string">
            <text:p text:style-name="P51">5</text:p>
          </table:table-cell>
          <table:table-cell table:style-name="Table2.A2" office:value-type="string">
            <text:p text:style-name="P51">5</text:p>
          </table:table-cell>
          <table:table-cell table:style-name="Table2.A2" office:value-type="string">
            <text:p text:style-name="P51">1</text:p>
          </table:table-cell>
          <table:table-cell table:style-name="Table2.F2" office:value-type="string">
            <text:p text:style-name="P51">1</text:p>
          </table:table-cell>
        </table:table-row>
      </table:table>
      <text:p text:style-name="P60"/>
      <text:p text:style-name="P58"/>
      <text:p text:style-name="P12"><text:soft-page-break/>* שאלה <text:span text:style-name="T69">4</text:span><text:span text:style-name="T66">: שיווי-משקל תחרותי</text:span></text:p>
      <text:p text:style-name="P13"/>
      <text:p text:style-name="P6"><text:span text:style-name="T55">הקצאת-משאבים נתונה נקראת </text:span><text:span text:style-name="T30">שיווי משקל תחרותי </text:span><text:span text:style-name="T31">שווה-תקציב </text:span><text:span text:style-name="T55">(competitive equilibrium </text:span><text:span text:style-name="T58">with</text:span><text:span text:style-name="T55"> equal </text:span><text:span text:style-name="T58">budgets</text:span><text:span text:style-name="T57">)</text:span><text:span text:style-name="T55"> אם קיים וקטור-מחיר p (מחיר לכל משאב), כך שלכל משתתף i מתקיימים התנאים הבאים:</text:span></text:p>
      <text:list xml:id="list2236512215" text:style-name="L1">
        <text:list-item>
          <text:p text:style-name="P52">המחיר הכולל של הסל שקיבל משתתף i הוא לכל היותר 1;</text:p>
        </text:list-item>
        <text:list-item>
          <text:p text:style-name="P52">כל משתתף מעדיף את הסל שקיבל על-פני כל שאר הסלים שהמחיר שלהם הוא לכל היותר 1.</text:p>
        </text:list-item>
      </text:list>
      <text:p text:style-name="P5">בסמלים:</text:p>
      <text:p text:style-name="P32"><text:span text:style-name="T54">p</text:span><text:span text:style-name="T55">(</text:span><text:span text:style-name="T54">X</text:span><text:span text:style-name="T65">i</text:span><text:span text:style-name="T55">) ≤ 1</text:span></text:p>
      <text:p text:style-name="P32"><text:span text:style-name="T55">For </text:span><text:span text:style-name="T56">every </text:span><text:span text:style-name="T55">Y: <text:s/>if </text:span><text:span text:style-name="T54">p</text:span><text:span text:style-name="T55">(Y) ≤ 1 then </text:span><text:span text:style-name="T54">V</text:span><text:span text:style-name="T65">i</text:span><text:span text:style-name="T55">(</text:span><text:span text:style-name="T54">X</text:span><text:span text:style-name="T65">i</text:span><text:span text:style-name="T55">) ≥ V</text:span><text:span text:style-name="T65">i</text:span><text:span text:style-name="T55">(Y)</text:span></text:p>
      <text:p text:style-name="P25"><text:span text:style-name="T55">א. תנו דוגמה להקצאה שהיא </text:span><text:span text:style-name="T58">ש</text:span><text:span text:style-name="T62">יווי-משקל </text:span><text:span text:style-name="T58">תחרותי שווה-תקציב</text:span><text:span text:style-name="T57"> </text:span><text:span text:style-name="T59">בבעיה כלשהי של חלוקת משאבים</text:span><text:span text:style-name="T55">, למשל הדוגמה במצגת: </text:span></text:p>
      <text:p text:style-name="P55"><text:span text:style-name="T63">[[8</text:span><text:span text:style-name="T80">0</text:span><text:span text:style-name="T63">, 19, </text:span><text:span text:style-name="T80">1</text:span><text:span text:style-name="T63">],<text:line-break/> [</text:span><text:span text:style-name="T80">79</text:span><text:span text:style-name="T63">, </text:span><text:span text:style-name="T80">1</text:span><text:span text:style-name="T63">, 20]]</text:span></text:p>
      <text:p text:style-name="P26"><text:span text:style-name="T55">תארו את ההקצאה ואת וקטור המחיר p, והסבירו מדוע זה </text:span><text:span text:style-name="T60">אכן </text:span><text:span text:style-name="T58">ש"מ תחרותי שווה-תקציב</text:span><text:span text:style-name="T55">.</text:span></text:p>
      <text:p text:style-name="P24">ב. הוכיחו שכל ש"מ תחרותי שווה-תקציב הוא ללא קנאה.</text:p>
      <text:p text:style-name="P27"><text:span text:style-name="T55">ג. הוכיחו </text:span><text:span text:style-name="T61">שכל ש"מ תחרותי שווה-תקציב הוא יעיל פארטו חלש (ראו הגדרה בשאלה 4).</text:span></text:p>
      <text:p text:style-name="P37"><text:span text:style-name="T34">שאלה </text:span><text:span text:style-name="T33">1: חלוקה </text:span><text:span text:style-name="T81">אגליטרית</text:span><text:span text:style-name="T33"> עם פייתון</text:span></text:p>
      <text:p text:style-name="P7"><text:span text:style-name="T30">תזכורת</text:span>: בבעיית החלוקה שלמדנו בכיתה, יש n אנשים ו-m משאבים, וכל אדם מייחס ערך לכל משאב.</text:p>
      <text:p text:style-name="P7">ניתן לייצג כל בעיה כזאת כמטריצה עם n שורות ו-m עמודות, שבה הערך בשורה i ועמודה j הוא הערך שמייחס אדם i למשאב j.</text:p>
      <text:p text:style-name="P8"><text:span text:style-name="T73">כיתבו פונקציה בפייתון, בעזרת cvxpy, המקבלת כקלט מטריצה </text:span><text:span text:style-name="T70">כזאת (כללית</text:span><text:span text:style-name="T71">)</text:span><text:span text:style-name="T73">, וכותבת למסך תיאור של חלוקה </text:span><text:span text:style-name="T75">אגליטרית</text:span><text:span text:style-name="T73">. לדוגמה, אם הקלט </text:span><text:span text:style-name="T85">הוא (כמו הדוגמה במצגת):</text:span></text:p>
      <text:p text:style-name="P34"><text:span text:style-name="T73">[[81, 19, </text:span><text:span text:style-name="T76">1</text:span><text:span text:style-name="T73">],<text:line-break/> [</text:span><text:span text:style-name="T76">70</text:span><text:span text:style-name="T73">, </text:span><text:span text:style-name="T76">1</text:span><text:span text:style-name="T73">, </text:span><text:span text:style-name="T76">29</text:span><text:span text:style-name="T73">]]</text:span></text:p>
      <text:p text:style-name="P31">אז הפלט הוא (בקירוב):</text:p>
      <text:p text:style-name="P34"><text:span text:style-name="T73">Agent #1 gets 0.</text:span><text:span text:style-name="T74">47</text:span><text:span text:style-name="T73"> of resource #1, 1.0 of resource #2, and 0.0 </text:span><text:span text:style-name="T86">of</text:span><text:span text:style-name="T73"> resource #3.</text:span></text:p>
      <text:p text:style-name="P33"><text:span text:style-name="T73">Agent #2 gets 0.</text:span><text:span text:style-name="T79">53</text:span><text:span text:style-name="T73"> of resource #1, 0.0 of resource #2, and 1.0 of resource #3.</text:span></text:p>
      <text:p text:style-name="P33"/>
      <text:p text:style-name="P46"><text:soft-page-break/>שאלה <text:span text:style-name="T102">1: חלוקה הוגנת ויעילה עם פייתון</text:span></text:p>
      <text:p text:style-name="P54"><text:span text:style-name="T30">תזכורת</text:span>: בבעיית החלוקה שלמדנו בכיתה, יש n אנשים ו-m משאבים, וכל אדם מייחס ערך לכל משאב.</text:p>
      <text:p text:style-name="P54">ניתן לייצג כל בעיה כזאת כמטריצה עם n שורות ו-m עמודות, שבה הערך בשורה i ועמודה j הוא הערך שמייחס אדם i למשאב j.</text:p>
      <text:p text:style-name="P54">כיתבו פונקציה בפייתון, בעזרת cvxpy, המקבלת כקלט מטריצה <text:span text:style-name="T70">כזאת (כללית</text:span><text:span text:style-name="T71">)</text:span>, וכותבת למסך תיאור של חלוקה יעילה פארטו וללא קנאה. לדוגמה, אם הקלט <text:span text:style-name="T85">הוא (כמו הדוגמה במצגת):</text:span></text:p>
      <text:p text:style-name="P57">[[81, 19, 0],<text:line-break/> [80, 0, 20]]</text:p>
      <text:p text:style-name="P61">אז הפלט הוא (בקירוב):</text:p>
      <text:p text:style-name="P57">Agent #1 gets 0.5077 of resource #1, 1.0 of resource #2, and 0.0 <text:span text:style-name="T86">of</text:span> resource #3.</text:p>
      <text:p text:style-name="P57">Agent #2 gets 0.4923 of resource #1, 0.0 of resource #2, and 1.0 of resource #3.</text:p>
      <text:p text:style-name="P47"><text:span text:style-name="T61"/></text:p>
      <text:p text:style-name="P45"><text:span text:style-name="T34"/></text:p>
      <text:p text:style-name="P39"><text:span text:style-name="T34">שאלה </text:span><text:span text:style-name="T47">2</text:span><text:span text:style-name="T32">: </text:span><text:span text:style-name="T35">קריטריון לקסימין</text:span></text:p>
      <text:p text:style-name="P4"><text:span text:style-name="T72">א. </text:span>כתבו קוד בשפת פייתון, המקבל שני וקטורים באותו אורך, ומשווה ביניהם לפי קריטריון לקסימין. כותרת הפונקציה:</text:p>
      <text:p text:style-name="P36">def is_leximin_better (x: list, y:list)→bool</text:p>
      <text:p text:style-name="P36"><text:tab/> # return <text:span text:style-name="T55">true</text:span> iff x is leximin-better than y.</text:p>
      <text:p text:style-name="P35"/>
      <text:p text:style-name="P29"><text:span text:style-name="T36">ב. כתבו בדיקות-יחידה לפונקציה בעזרת </text:span><text:span text:style-name="T48">doctest. </text:span><text:span text:style-name="T49">הדגמה של כתיבת </text:span><text:span text:style-name="T50">בדיקות doctest בפייתון ניתן למצוא כאן: </text:span><text:a xlink:type="simple" xlink:href="https://github.com/erelsgl/fairpy/blob/master/cake/cut_and_choose.py" text:style-name="Internet_20_link" text:visited-style-name="Visited_20_Internet_20_Link">https://github.com/erelsgl/fairpy/blob/master/cake/cut_and_choose.py</text:a><text:span text:style-name="T50"> </text:span></text:p>
      <text:p text:style-name="P28"/>
      <text:p text:style-name="P48"/>
      <text:p text:style-name="P38"><text:span text:style-name="T34">שאלה </text:span><text:span text:style-name="T82">5</text:span><text:span text:style-name="T37">: מיקסום סכום הערכים תחת אילוצי </text:span><text:span text:style-name="T83">הוגנות</text:span></text:p>
      <text:p text:style-name="P30"><text:span text:style-name="T90">נתונה </text:span><text:span text:style-name="T91">בעיית אופטימיזציה </text:span><text:span text:style-name="T92">עבור חלוקת </text:span><text:span text:style-name="T78">עוגה</text:span><text:span text:style-name="T92"> בין שני שחקנים</text:span><text:span text:style-name="T90">:</text:span></text:p>
      <text:p text:style-name="P21"><text:span text:style-name="T9">Maximize <text:s text:c="2"/>V</text:span><text:span text:style-name="T16">1</text:span><text:span text:style-name="T9">(X</text:span><text:span text:style-name="T16">1</text:span><text:span text:style-name="T9">)</text:span><text:span text:style-name="T10"> <text:s/></text:span><text:span text:style-name="T9">+ </text:span><text:span text:style-name="T10"><text:s/></text:span><text:span text:style-name="T9">V</text:span><text:span text:style-name="T16">2</text:span><text:span text:style-name="T9">(X</text:span><text:span text:style-name="T16">2</text:span><text:span text:style-name="T9">)</text:span></text:p>
      <text:p text:style-name="P22"><text:span text:style-name="T8">such that <text:s/>(X</text:span><text:span text:style-name="T15">1</text:span><text:span text:style-name="T8">,X</text:span><text:span text:style-name="T15">2</text:span><text:span text:style-name="T8">) is a partition</text:span><text:span text:style-name="T11"> </text:span><text:span text:style-name="T12">of C</text:span></text:p>
      <text:p text:style-name="P23"><text:span text:style-name="T20"><text:s text:c="5"/></text:span><text:span text:style-name="T21">and <text:s/></text:span><text:span text:style-name="T20"><text:s/></text:span><text:span text:style-name="T22">V</text:span><text:span text:style-name="T17">1</text:span><text:span text:style-name="T22">(X</text:span><text:span text:style-name="T17">1</text:span><text:span text:style-name="T22">)</text:span><text:span text:style-name="T21"> </text:span><text:span text:style-name="T25">≥</text:span><text:span text:style-name="T21"> </text:span><text:span text:style-name="T22">V</text:span><text:span text:style-name="T17">1</text:span><text:span text:style-name="T22">(</text:span><text:span text:style-name="T26">C</text:span><text:span text:style-name="T22">)</text:span><text:span text:style-name="T23">/2</text:span><text:span text:style-name="T21"> </text:span><text:span text:style-name="T20"><text:s/></text:span><text:span text:style-name="T21">and </text:span><text:span text:style-name="T20"><text:s/></text:span><text:span text:style-name="T22">V</text:span><text:span text:style-name="T18">2</text:span><text:span text:style-name="T22">(X</text:span><text:span text:style-name="T18">2</text:span><text:span text:style-name="T22">)</text:span><text:span text:style-name="T24"> </text:span><text:span text:style-name="T25">≥</text:span><text:span text:style-name="T21"> </text:span><text:span text:style-name="T22">V</text:span><text:span text:style-name="T27">2</text:span><text:span text:style-name="T22">(</text:span><text:span text:style-name="T26">C</text:span><text:span text:style-name="T22">)</text:span><text:span text:style-name="T23">/2</text:span></text:p>
      <text:p text:style-name="P14"><text:soft-page-break/><text:span text:style-name="T8">כאשר </text:span><text:span text:style-name="T28">C היא העוגה כולה ו </text:span><text:span text:style-name="T29">X</text:span><text:span text:style-name="T19">i</text:span><text:span text:style-name="T28"> הוא החלק שמקבל שחקן i.</text:span></text:p>
      <text:p text:style-name="P15"><text:span text:style-name="T8">א. הוכיחו </text:span><text:span text:style-name="T13">שהפתרון לבעיה הוא </text:span><text:span text:style-name="T8">תמיד </text:span><text:span text:style-name="T14">חלוקה פרופורציונלית.</text:span></text:p>
      <text:p text:style-name="P16"><text:span text:style-name="T14">ב</text:span><text:span text:style-name="T8">. הוכיחו שהפתרון לבעיה הוא תמיד חלוקה יעילה-פארטו.</text:span></text:p>
      <text:p text:style-name="P17">ג. הוכיחו שהפתרון לבעיה הוא תמיד חלוקה ללא-קנאה.</text:p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2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4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4-01-09T13:28:19.506000000</dc:date>
    <meta:editing-duration>P11DT17H52M8S</meta:editing-duration>
    <meta:editing-cycles>1441</meta:editing-cycles>
    <meta:document-statistic meta:table-count="1" meta:image-count="0" meta:object-count="0" meta:page-count="4" meta:paragraph-count="83" meta:word-count="650" meta:character-count="3677" meta:non-whitespace-character-count="3057"/>
  </office:meta>
</office:document-meta>
</file>